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2" svg:font-family="Calibri" style:font-family-generic="roman"/>
    <style:font-face style:name="Consolas1" svg:font-family="Consolas"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df40a"/>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P4" style:family="paragraph" style:parent-style-name="Heading_20_1">
      <style:text-properties officeooo:rsid="005df40a" officeooo:paragraph-rsid="005df40a"/>
    </style:style>
    <style:style style:name="P5" style:family="paragraph" style:parent-style-name="Heading_20_1" style:master-page-name="Standard">
      <style:paragraph-properties fo:margin-top="0cm" fo:margin-bottom="0.3cm" style:contextual-spacing="false" style:page-number="1">
        <style:tab-stops/>
      </style:paragraph-properties>
      <style:text-properties fo:language="zxx" fo:country="none" officeooo:rsid="005c9aed" officeooo:paragraph-rsid="005c9aed"/>
    </style:style>
    <style:style style:name="P6"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7" style:family="paragraph" style:parent-style-name="Text_20_body" style:list-style-name="">
      <style:paragraph-properties fo:text-align="center" style:justify-single-word="false"/>
      <style:text-properties fo:color="#4c4c4c" style:font-name="Arial" fo:font-size="26pt" officeooo:rsid="004edfbb" officeooo:paragraph-rsid="004edfbb" style:font-size-asian="26pt" style:font-size-complex="26pt"/>
    </style:style>
    <style:style style:name="P8"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9" style:family="paragraph" style:parent-style-name="Text_20_body" style:list-style-name="">
      <style:paragraph-properties fo:text-align="center" style:justify-single-word="false"/>
      <style:text-properties fo:color="#333333" style:font-name="Calibri2" fo:font-size="22pt" fo:language="zxx" fo:country="none" officeooo:rsid="0018232a" officeooo:paragraph-rsid="005c9aed" style:font-size-asian="22pt" style:font-size-complex="22pt"/>
    </style:style>
    <style:style style:name="P10" style:family="paragraph" style:parent-style-name="Text_20_body" style:list-style-name="">
      <style:paragraph-properties fo:text-align="center" style:justify-single-word="false"/>
      <style:text-properties fo:color="#333333" style:font-name="Calibri2"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1" style:family="paragraph" style:parent-style-name="Text_20_body" style:list-style-name="">
      <style:paragraph-properties fo:text-align="center" style:justify-single-word="false"/>
      <style:text-properties fo:color="#333333" style:font-name="Calibri2" fo:font-size="18pt" fo:language="zxx" fo:country="none" officeooo:rsid="0018232a" officeooo:paragraph-rsid="0018232a" style:font-size-asian="18pt" style:font-size-complex="18pt"/>
    </style:style>
    <style:style style:name="P12" style:family="paragraph" style:parent-style-name="Text_20_body" style:list-style-name="">
      <style:paragraph-properties fo:text-align="center" style:justify-single-word="false"/>
      <style:text-properties fo:color="#333333" style:font-name="Calibri2" fo:font-size="18pt" fo:language="zxx" fo:country="none" officeooo:rsid="004edfbb" officeooo:paragraph-rsid="004edfbb" style:font-size-asian="18pt" style:font-size-complex="18pt"/>
    </style:style>
    <style:style style:name="P13" style:family="paragraph" style:parent-style-name="Text_20_body" style:list-style-name="">
      <style:paragraph-properties fo:text-align="center" style:justify-single-word="false"/>
      <style:text-properties style:font-name="Calibri2" fo:font-size="22pt" fo:language="zxx" fo:country="none" officeooo:paragraph-rsid="0018232a" style:font-size-asian="22pt" style:font-size-complex="22pt"/>
    </style:style>
    <style:style style:name="P14" style:family="paragraph" style:parent-style-name="Text_20_body" style:list-style-name="">
      <style:paragraph-properties fo:text-align="center" style:justify-single-word="false"/>
      <style:text-properties style:font-name="Calibri2" fo:font-size="22pt" fo:language="zxx" fo:country="none" officeooo:rsid="0018232a" officeooo:paragraph-rsid="0018232a" style:font-size-asian="22pt" style:font-size-complex="22pt"/>
    </style:style>
    <style:style style:name="P15" style:family="paragraph" style:parent-style-name="Text_20_body" style:list-style-name="">
      <style:paragraph-properties fo:text-align="center" style:justify-single-word="false"/>
      <style:text-properties style:font-name="Calibri2"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6" style:family="paragraph" style:parent-style-name="Text_20_body">
      <style:text-properties officeooo:paragraph-rsid="005fb471"/>
    </style:style>
    <style:style style:name="P17" style:family="paragraph" style:parent-style-name="Text_20_body" style:list-style-name="L1">
      <style:text-properties officeooo:paragraph-rsid="005fb471"/>
    </style:style>
    <style:style style:name="P18" style:family="paragraph" style:parent-style-name="Text_20_body">
      <style:text-properties officeooo:paragraph-rsid="00604443"/>
    </style:style>
    <style:style style:name="P19" style:family="paragraph" style:parent-style-name="Text_20_body" style:list-style-name="" style:master-page-name="Standard">
      <style:paragraph-properties fo:text-align="center" style:justify-single-word="false" style:page-number="auto"/>
      <style:text-properties fo:font-size="22pt" officeooo:rsid="0018232a" style:font-size-asian="22pt" style:font-size-complex="22pt"/>
    </style:style>
    <style:style style:name="P20" style:family="paragraph" style:parent-style-name="Heading_20_2">
      <style:text-properties officeooo:rsid="005c9aed" officeooo:paragraph-rsid="005c9aed"/>
    </style:style>
    <style:style style:name="P21" style:family="paragraph" style:parent-style-name="Heading_20_3">
      <style:text-properties officeooo:rsid="005c9aed"/>
    </style:style>
    <style:style style:name="P22" style:family="paragraph" style:parent-style-name="Heading_20_3">
      <style:text-properties officeooo:rsid="005c9aed" officeooo:paragraph-rsid="005c9aed"/>
    </style:style>
    <style:style style:name="P23" style:family="paragraph" style:parent-style-name="Heading_20_3">
      <style:text-properties officeooo:rsid="005df40a" officeooo:paragraph-rsid="005df40a"/>
    </style:style>
    <style:style style:name="P24"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df40a"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officeooo:rsid="005c9aed"/>
    </style:style>
    <style:style style:name="T8" style:family="text">
      <style:text-properties officeooo:rsid="005fb471"/>
    </style:style>
    <style:style style:name="T9" style:family="text">
      <style:text-properties officeooo:rsid="00601bd0"/>
    </style:style>
    <style:style style:name="T10" style:family="text">
      <style:text-properties officeooo:rsid="00604443"/>
    </style:style>
    <style:style style:name="T11" style:family="text">
      <style:text-properties fo:color="#000000" style:font-name="Consolas1" fo:font-size="10pt" officeooo:rsid="00604443"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h text:style-name="P6" text:outline-level="1"/>
      <text:h text:style-name="P6" text:outline-level="1"/>
      <text:h text:style-name="P7" text:outline-level="1">DATA MINING</text:h>
      <text:h text:style-name="P8" text:outline-level="1"/>
      <text:h text:style-name="P9" text:outline-level="1">- Versuch <text:span text:style-name="T5">2</text:span>: <text:span text:style-name="T7"><text:s/>Vorhersage und Clustering auf Finanzdaten</text:span> -</text:h>
      <text:h text:style-name="P13"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0" text:outline-level="1">Teammitglieder</text:h>
      <text:h text:style-name="P15" text:outline-level="1"><draw:line text:anchor-type="paragraph" draw:z-index="0" draw:style-name="gr1" draw:text-style-name="P24" svg:x1="5.376cm" svg:y1="-0.065cm" svg:x2="13.172cm" svg:y2="-0.065cm"><text:p/></draw:line></text:h>
      <text:h text:style-name="P11" text:outline-level="1">J<text:span text:style-name="T5">an</text:span>Horak</text:h>
      <text:h text:style-name="P12" text:outline-level="1">Ralf Palyov</text:h>
      <text:h text:style-name="P11" text:outline-level="1"><text:span text:style-name="T5">Andreas</text:span> Mayer</text:h>
      <text:h text:style-name="P5" text:outline-level="1">3.1 <text:s text:c="3"/>Zeitreihenschätzung: Vorhersage des Aktienkurses</text:h>
      <text:h text:style-name="P20" text:outline-level="2">3.1.2 <text:s text:c="3"/>Kursvorhersage mit SVR</text:h>
      <text:h text:style-name="P22" text:outline-level="3">Überlegen Sie sich genau, wie die Datenvektoren des Vorhersagezeitraums (also die Vektoren, die der Methode prediction() des trainierten SVR-Modells übergeben werden), aufgebaut werden müssen.</text:h>
      <text:h text:style-name="P21" text:outline-level="3">Für welche Werte von<text:line-break/><text:line-break/>• <text:s/>Time Delay<text:line-break/>• <text:s/>SVR-Parameter C<text:line-break/>• <text:s/>SVR-Parameter epsilon<text:line-break/><text:line-break/>erreichen Sie die beste Vorhersage? Wie groß ist in diesem Fall der MAE? Erzeugen Sie für diese optimierten Werte den Plot des tatsächlichen und des geschätzten Kursverlaufs und speichern Sie diese Grafk unter dem Namen stockpredict.png.</text:h>
      <text:h text:style-name="P4" text:outline-level="1">3.2 <text:s text:c="3"/>Clustering der Aktienkursverläufe</text:h>
      <text:h text:style-name="P23" text:outline-level="3">Analysieren Sie die Clusterzuweisungen. Gehören die Unternehmen, welche in einem Cluster zusammenfallen, irgendwie zusammen?</text:h>
      <text:p text:style-name="P16"><text:span text:style-name="T8">Aus meiner Sicht gibt es mindestens zwei Kriterien die die Zugehörigkeit zu einem Cluster bestimmen:</text:span></text:p>
      <text:list xml:id="list3557683583596663920" text:style-name="L1">
        <text:list-item>
          <text:p text:style-name="P17"><text:span text:style-name="T8">Branche</text:span></text:p>
        </text:list-item>
        <text:list-item>
          <text:p text:style-name="P17"><text:span text:style-name="T8">Firmenstandort/Absatzmarkt</text:span></text:p>
        </text:list-item>
      </text:list>
      <text:p text:style-name="P16"><text:span text:style-name="T8">Viele Zuordnungen sind auf den ersten Blick einleuchtend, andere würden eine genaue Analyse der jeweiligen Unternehmen erfordern. Auf Grund der hohen Anzahl an Unternehmen (60) und Clustern (12), erwähne ich nur einige <text:s/>offensichtlichere Beispiele:</text:span></text:p>
      <text:p text:style-name="P16"><text:span text:style-name="T8">Im zweiten Cluster sind alle Pharma-Konzerne der Unternehmensliste zusammengefasst. Das fünfte Cluster besteht <text:s/>aus Banken, Kreditinstituten, </text:span><text:span text:style-name="T9">Versicherungen und Mischkonzernen</text:span><text:span text:style-name="T8">. </text:span><text:span text:style-name="T9">Das letzte Cluster besteht aus Rüstungskonzernen und Boeing (die jedoch auch Militärflugzeuge produzieren).</text:span></text:p>
      <text:p text:style-name="P18"><text:span text:style-name="T10">Es gibt Cluster in denen relativ viele verschiedene Branchen vertreten sind, z.B. Cluster 7: Hier ist ein Zusammenhang zum Standort oder zum Hauptabsatzmarkt ersichtlich. Sony, Canon, Toyota, Honda, Mitsubishi sind japanische Konzerne, in dem Cluster finden sich allerdings auch noch zwei weitere Unternehmen Caterpillar und Unilever, bei diesen ist mir der Zusammenhang allerdings nicht klar.</text:span></text:p>
      <text:p text:style-name="P1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2" svg:font-family="Calibri" style:font-family-generic="roman"/>
    <style:font-face style:name="Consolas1" svg:font-family="Consolas"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df40a"/>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df40a"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office:automatic-styles>
  <office:master-styles>
    <style:master-page style:name="Standard" style:page-layout-name="Mpm1">
      <style:header>
        <text:p text:style-name="MP1"><text:span text:style-name="MT1">Data Mining</text:span><text:span text:style-name="MT2"><text:tab/><text:tab/>Versuch </text:span><text:span text:style-name="MT1">1</text:span><text:span text:style-name="MT2">: </text:span><text:span text:style-name="MT3">Vorhersage und Clustering auf Finanzdaten</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03. <text:span text:style-name="MT5">November</text:span>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09T22:46:27.42</dc:date>
    <meta:editing-duration>PT7H10S</meta:editing-duration>
    <meta:editing-cycles>64</meta:editing-cycles>
    <meta:print-date>2013-06-06T19:05:46.51</meta:print-date>
    <meta:document-statistic meta:table-count="0" meta:image-count="0" meta:object-count="0" meta:page-count="3" meta:paragraph-count="21" meta:word-count="282" meta:character-count="2083" meta:non-whitespace-character-count="1800"/>
  </office:meta>
</office:document-meta>
</file>